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1.4846in"/>
    </style:style>
    <style:style style:name="co4" style:family="table-column">
      <style:table-column-properties fo:break-before="auto" style:column-width="1.5839in"/>
    </style:style>
    <style:style style:name="co5" style:family="table-column">
      <style:table-column-properties fo:break-before="auto" style:column-width="1.7398in"/>
    </style:style>
    <style:style style:name="co6" style:family="table-column">
      <style:table-column-properties fo:break-before="auto" style:column-width="0.7091in"/>
    </style:style>
    <style:style style:name="ro1" style:family="table-row">
      <style:table-row-properties style:row-height="0.2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PageStyle_5f_TH_20_3_20_BRT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0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Excel_20_Built-in_20_Normal" style:data-style-name="N5003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 style:data-style-name="N5003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117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Excel_20_Built-in_20_Normal" style:data-style-name="N117">
      <style:table-cell-properties fo:border-bottom="0.000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Excel_20_Built-in_20_Normal" style:data-style-name="N117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Excel_20_Built-in_20_Normal" style:data-style-name="N117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6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Excel_20_Built-in_20_Normal" style:data-style-name="N117">
      <style:table-cell-properties fo:background-color="#0000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H 3 BRT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1017" table:default-cell-style-name="ce9"/>
        <table:table-column table:style-name="co6" table:default-cell-style-name="Default"/>
        <table:table-row table:style-name="ro1">
          <table:table-cell table:style-name="ce1" office:value-type="string">
            <text:p>PAJAK PTO BIOSKOP BALEKOTA XXI</text:p>
          </table:table-cell>
          <table:table-cell table:style-name="ce1" table:number-columns-repeated="2"/>
          <table:table-cell table:style-name="ce18" table:number-columns-repeated="3"/>
          <table:table-cell table:style-name="ce28" table:number-columns-repeated="1017"/>
          <table:table-cell/>
        </table:table-row>
        <table:table-row table:style-name="ro2">
          <table:table-cell table:style-name="ce2" office:value-type="string">
            <text:p>THEATER 3 BARAT</text:p>
          </table:table-cell>
          <table:table-cell table:style-name="ce2" table:number-columns-repeated="2"/>
          <table:table-cell table:style-name="ce18" table:number-columns-repeated="3"/>
          <table:table-cell table:style-name="ce28" table:number-columns-repeated="1017"/>
          <table:table-cell/>
        </table:table-row>
        <table:table-row table:style-name="ro3">
          <table:table-cell table:style-name="ce2" office:value-type="string">
            <text:p>HTM : Rp. 25.000,-/ Rp. 30.000,-/ Rp. 40.000,-</text:p>
          </table:table-cell>
          <table:table-cell table:style-name="ce2" table:number-columns-repeated="2"/>
          <table:table-cell table:style-name="ce19" table:number-columns-repeated="3"/>
          <table:table-cell table:style-name="ce2" table:number-columns-repeated="1017"/>
          <table:table-cell/>
        </table:table-row>
        <table:table-row table:style-name="ro2">
          <table:table-cell table:style-name="ce2" office:value-type="string">
            <text:p>PERIODE : JANUARI 2016</text:p>
          </table:table-cell>
          <table:table-cell table:style-name="ce2" table:number-columns-repeated="2"/>
          <table:table-cell table:style-name="ce19" table:number-columns-repeated="3"/>
          <table:table-cell table:style-name="ce2" table:number-columns-repeated="1017"/>
          <table:table-cell/>
        </table:table-row>
        <table:table-row table:style-name="ro2">
          <table:table-cell table:style-name="ce3" office:value-type="string" table:number-columns-spanned="1" table:number-rows-spanned="2">
            <text:p>TGL</text:p>
          </table:table-cell>
          <table:table-cell table:style-name="ce10" office:value-type="string">
            <text:p>JML</text:p>
          </table:table-cell>
          <table:table-cell table:style-name="ce13" office:value-type="string" table:number-columns-spanned="1" table:number-rows-spanned="2">
            <text:p>HTM</text:p>
          </table:table-cell>
          <table:table-cell table:style-name="ce20" office:value-type="string" table:number-columns-spanned="3" table:number-rows-spanned="1">
            <text:p>STUDIO 3</text:p>
          </table:table-cell>
          <table:covered-table-cell table:number-columns-repeated="2" table:style-name="ce20"/>
          <table:table-cell table:style-name="ce2" table:number-columns-repeated="1017"/>
          <table:table-cell/>
        </table:table-row>
        <table:table-row table:style-name="ro2">
          <table:covered-table-cell table:style-name="ce3"/>
          <table:table-cell table:style-name="ce11" office:value-type="string">
            <text:p>PENTN</text:p>
          </table:table-cell>
          <table:covered-table-cell table:style-name="ce14"/>
          <table:table-cell table:style-name="ce20" office:value-type="string">
            <text:p>OMZET (G)</text:p>
          </table:table-cell>
          <table:table-cell table:style-name="ce20" office:value-type="string">
            <text:p>(DPP)</text:p>
          </table:table-cell>
          <table:table-cell table:style-name="ce20" office:value-type="string">
            <text:p>PAJAK</text:p>
          </table:table-cell>
          <table:table-cell table:style-name="ce2" table:number-columns-repeated="1017"/>
          <table:table-cell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659">
            <text:p>659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7]*[.C7])" office:value-type="float" office:value="26360000">
            <text:p>26,360,000</text:p>
          </table:table-cell>
          <table:table-cell table:style-name="ce21" table:formula="of:=SUM([.D7]*100/110)" office:value-type="float" office:value="23963636.3636364">
            <text:p>23,963,636</text:p>
          </table:table-cell>
          <table:table-cell table:style-name="ce21" table:formula="of:=SUM([.E7]*0.1)" office:value-type="float" office:value="2396363.63636364">
            <text:p>2,396,364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657">
            <text:p>657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8]*[.C8])" office:value-type="float" office:value="26280000">
            <text:p>26,280,000</text:p>
          </table:table-cell>
          <table:table-cell table:style-name="ce22" table:formula="of:=SUM([.D8]*100/110)" office:value-type="float" office:value="23890909.0909091">
            <text:p>23,890,909</text:p>
          </table:table-cell>
          <table:table-cell table:style-name="ce22" table:formula="of:=SUM([.E8]*0.1)" office:value-type="float" office:value="2389090.90909091">
            <text:p>2,389,091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519">
            <text:p>519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9]*[.C9])" office:value-type="float" office:value="20760000">
            <text:p>20,760,000</text:p>
          </table:table-cell>
          <table:table-cell table:style-name="ce22" table:formula="of:=SUM([.D9]*100/110)" office:value-type="float" office:value="18872727.2727273">
            <text:p>18,872,727</text:p>
          </table:table-cell>
          <table:table-cell table:style-name="ce22" table:formula="of:=SUM([.E9]*0.1)" office:value-type="float" office:value="1887272.72727273">
            <text:p>1,887,273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472">
            <text:p>472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0]*[.C10])" office:value-type="float" office:value="11800000">
            <text:p>11,800,000</text:p>
          </table:table-cell>
          <table:table-cell table:style-name="ce22" table:formula="of:=SUM([.D10]*100/110)" office:value-type="float" office:value="10727272.7272727">
            <text:p>10,727,273</text:p>
          </table:table-cell>
          <table:table-cell table:style-name="ce22" table:formula="of:=SUM([.E10]*0.1)" office:value-type="float" office:value="1072727.27272727">
            <text:p>1,072,727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277">
            <text:p>277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1]*[.C11])" office:value-type="float" office:value="6925000">
            <text:p>6,925,000</text:p>
          </table:table-cell>
          <table:table-cell table:style-name="ce22" table:formula="of:=SUM([.D11]*100/110)" office:value-type="float" office:value="6295454.54545455">
            <text:p>6,295,455</text:p>
          </table:table-cell>
          <table:table-cell table:style-name="ce22" table:formula="of:=SUM([.E11]*0.1)" office:value-type="float" office:value="629545.454545455">
            <text:p>629,545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207">
            <text:p>207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2]*[.C12])" office:value-type="float" office:value="5175000">
            <text:p>5,175,000</text:p>
          </table:table-cell>
          <table:table-cell table:style-name="ce22" table:formula="of:=SUM([.D12]*100/110)" office:value-type="float" office:value="4704545.45454545">
            <text:p>4,704,545</text:p>
          </table:table-cell>
          <table:table-cell table:style-name="ce22" table:formula="of:=SUM([.E12]*0.1)" office:value-type="float" office:value="470454.545454545">
            <text:p>470,455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186">
            <text:p>186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3]*[.C13])" office:value-type="float" office:value="4650000">
            <text:p>4,650,000</text:p>
          </table:table-cell>
          <table:table-cell table:style-name="ce22" table:formula="of:=SUM([.D13]*100/110)" office:value-type="float" office:value="4227272.72727273">
            <text:p>4,227,273</text:p>
          </table:table-cell>
          <table:table-cell table:style-name="ce22" table:formula="of:=SUM([.E13]*0.1)" office:value-type="float" office:value="422727.272727273">
            <text:p>422,727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124">
            <text:p>124</text:p>
          </table:table-cell>
          <table:table-cell table:style-name="ce16" office:value-type="float" office:value="30000">
            <text:p>30,000</text:p>
          </table:table-cell>
          <table:table-cell table:style-name="ce22" table:formula="of:=SUM([.B14]*[.C14])" office:value-type="float" office:value="3720000">
            <text:p>3,720,000</text:p>
          </table:table-cell>
          <table:table-cell table:style-name="ce22" table:formula="of:=SUM([.D14]*100/110)" office:value-type="float" office:value="3381818.18181818">
            <text:p>3,381,818</text:p>
          </table:table-cell>
          <table:table-cell table:style-name="ce22" table:formula="of:=SUM([.E14]*0.1)" office:value-type="float" office:value="338181.818181818">
            <text:p>338,182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351">
            <text:p>351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15]*[.C15])" office:value-type="float" office:value="14040000">
            <text:p>14,040,000</text:p>
          </table:table-cell>
          <table:table-cell table:style-name="ce22" table:formula="of:=SUM([.D15]*100/110)" office:value-type="float" office:value="12763636.3636364">
            <text:p>12,763,636</text:p>
          </table:table-cell>
          <table:table-cell table:style-name="ce22" table:formula="of:=SUM([.E15]*0.1)" office:value-type="float" office:value="1276363.63636364">
            <text:p>1,276,364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361">
            <text:p>361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16]*[.C16])" office:value-type="float" office:value="14440000">
            <text:p>14,440,000</text:p>
          </table:table-cell>
          <table:table-cell table:style-name="ce22" table:formula="of:=SUM([.D16]*100/110)" office:value-type="float" office:value="13127272.7272727">
            <text:p>13,127,273</text:p>
          </table:table-cell>
          <table:table-cell table:style-name="ce22" table:formula="of:=SUM([.E16]*0.1)" office:value-type="float" office:value="1312727.27272727">
            <text:p>1,312,727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99">
            <text:p>99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7]*[.C17])" office:value-type="float" office:value="2475000">
            <text:p>2,475,000</text:p>
          </table:table-cell>
          <table:table-cell table:style-name="ce22" table:formula="of:=SUM([.D17]*100/110)" office:value-type="float" office:value="2250000">
            <text:p>2,250,000</text:p>
          </table:table-cell>
          <table:table-cell table:style-name="ce22" table:formula="of:=SUM([.E17]*0.1)" office:value-type="float" office:value="225000">
            <text:p>225,00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153">
            <text:p>153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8]*[.C18])" office:value-type="float" office:value="3825000">
            <text:p>3,825,000</text:p>
          </table:table-cell>
          <table:table-cell table:style-name="ce22" table:formula="of:=SUM([.D18]*100/110)" office:value-type="float" office:value="3477272.72727273">
            <text:p>3,477,273</text:p>
          </table:table-cell>
          <table:table-cell table:style-name="ce22" table:formula="of:=SUM([.E18]*0.1)" office:value-type="float" office:value="347727.272727273">
            <text:p>347,727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108">
            <text:p>108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19]*[.C19])" office:value-type="float" office:value="2700000">
            <text:p>2,700,000</text:p>
          </table:table-cell>
          <table:table-cell table:style-name="ce22" table:formula="of:=SUM([.D19]*100/110)" office:value-type="float" office:value="2454545.45454545">
            <text:p>2,454,545</text:p>
          </table:table-cell>
          <table:table-cell table:style-name="ce22" table:formula="of:=SUM([.E19]*0.1)" office:value-type="float" office:value="245454.545454545">
            <text:p>245,455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121">
            <text:p>121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20]*[.C20])" office:value-type="float" office:value="3025000">
            <text:p>3,025,000</text:p>
          </table:table-cell>
          <table:table-cell table:style-name="ce22" table:formula="of:=SUM([.D20]*100/110)" office:value-type="float" office:value="2750000">
            <text:p>2,750,000</text:p>
          </table:table-cell>
          <table:table-cell table:style-name="ce22" table:formula="of:=SUM([.E20]*0.1)" office:value-type="float" office:value="275000">
            <text:p>275,00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133">
            <text:p>133</text:p>
          </table:table-cell>
          <table:table-cell table:style-name="ce16" office:value-type="float" office:value="30000">
            <text:p>30,000</text:p>
          </table:table-cell>
          <table:table-cell table:style-name="ce22" table:formula="of:=SUM([.B21]*[.C21])" office:value-type="float" office:value="3990000">
            <text:p>3,990,000</text:p>
          </table:table-cell>
          <table:table-cell table:style-name="ce22" table:formula="of:=SUM([.D21]*100/110)" office:value-type="float" office:value="3627272.72727273">
            <text:p>3,627,273</text:p>
          </table:table-cell>
          <table:table-cell table:style-name="ce22" table:formula="of:=SUM([.E21]*0.1)" office:value-type="float" office:value="362727.272727273">
            <text:p>362,727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134">
            <text:p>134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22]*[.C22])" office:value-type="float" office:value="5360000">
            <text:p>5,360,000</text:p>
          </table:table-cell>
          <table:table-cell table:style-name="ce22" table:formula="of:=SUM([.D22]*100/110)" office:value-type="float" office:value="4872727.27272727">
            <text:p>4,872,727</text:p>
          </table:table-cell>
          <table:table-cell table:style-name="ce22" table:formula="of:=SUM([.E22]*0.1)" office:value-type="float" office:value="487272.727272727">
            <text:p>487,273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129">
            <text:p>129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23]*[.C23])" office:value-type="float" office:value="5160000">
            <text:p>5,160,000</text:p>
          </table:table-cell>
          <table:table-cell table:style-name="ce22" table:formula="of:=SUM([.D23]*100/110)" office:value-type="float" office:value="4690909.09090909">
            <text:p>4,690,909</text:p>
          </table:table-cell>
          <table:table-cell table:style-name="ce22" table:formula="of:=SUM([.E23]*0.1)" office:value-type="float" office:value="469090.909090909">
            <text:p>469,091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124">
            <text:p>124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24]*[.C24])" office:value-type="float" office:value="3100000">
            <text:p>3,100,000</text:p>
          </table:table-cell>
          <table:table-cell table:style-name="ce22" table:formula="of:=SUM([.D24]*100/110)" office:value-type="float" office:value="2818181.81818182">
            <text:p>2,818,182</text:p>
          </table:table-cell>
          <table:table-cell table:style-name="ce22" table:formula="of:=SUM([.E24]*0.1)" office:value-type="float" office:value="281818.181818182">
            <text:p>281,818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5" office:value-type="float" office:value="107">
            <text:p>107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25]*[.C25])" office:value-type="float" office:value="2675000">
            <text:p>2,675,000</text:p>
          </table:table-cell>
          <table:table-cell table:style-name="ce22" table:formula="of:=SUM([.D25]*100/110)" office:value-type="float" office:value="2431818.18181818">
            <text:p>2,431,818</text:p>
          </table:table-cell>
          <table:table-cell table:style-name="ce22" table:formula="of:=SUM([.E25]*0.1)" office:value-type="float" office:value="243181.818181818">
            <text:p>243,182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5" office:value-type="float" office:value="77">
            <text:p>77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26]*[.C26])" office:value-type="float" office:value="1925000">
            <text:p>1,925,000</text:p>
          </table:table-cell>
          <table:table-cell table:style-name="ce22" table:formula="of:=SUM([.D26]*100/110)" office:value-type="float" office:value="1750000">
            <text:p>1,750,000</text:p>
          </table:table-cell>
          <table:table-cell table:style-name="ce22" table:formula="of:=SUM([.E26]*0.1)" office:value-type="float" office:value="175000">
            <text:p>175,00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5" office:value-type="float" office:value="112">
            <text:p>112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27]*[.C27])" office:value-type="float" office:value="2800000">
            <text:p>2,800,000</text:p>
          </table:table-cell>
          <table:table-cell table:style-name="ce22" table:formula="of:=SUM([.D27]*100/110)" office:value-type="float" office:value="2545454.54545455">
            <text:p>2,545,455</text:p>
          </table:table-cell>
          <table:table-cell table:style-name="ce22" table:formula="of:=SUM([.E27]*0.1)" office:value-type="float" office:value="254545.454545455">
            <text:p>254,545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127">
            <text:p>127</text:p>
          </table:table-cell>
          <table:table-cell table:style-name="ce16" office:value-type="float" office:value="30000">
            <text:p>30,000</text:p>
          </table:table-cell>
          <table:table-cell table:style-name="ce22" table:formula="of:=SUM([.B28]*[.C28])" office:value-type="float" office:value="3810000">
            <text:p>3,810,000</text:p>
          </table:table-cell>
          <table:table-cell table:style-name="ce22" table:formula="of:=SUM([.D28]*100/110)" office:value-type="float" office:value="3463636.36363636">
            <text:p>3,463,636</text:p>
          </table:table-cell>
          <table:table-cell table:style-name="ce22" table:formula="of:=SUM([.E28]*0.1)" office:value-type="float" office:value="346363.636363636">
            <text:p>346,364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float" office:value="153">
            <text:p>153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29]*[.C29])" office:value-type="float" office:value="6120000">
            <text:p>6,120,000</text:p>
          </table:table-cell>
          <table:table-cell table:style-name="ce22" table:formula="of:=SUM([.D29]*100/110)" office:value-type="float" office:value="5563636.36363636">
            <text:p>5,563,636</text:p>
          </table:table-cell>
          <table:table-cell table:style-name="ce22" table:formula="of:=SUM([.E29]*0.1)" office:value-type="float" office:value="556363.636363636">
            <text:p>556,364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float" office:value="135">
            <text:p>135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30]*[.C30])" office:value-type="float" office:value="5400000">
            <text:p>5,400,000</text:p>
          </table:table-cell>
          <table:table-cell table:style-name="ce22" table:formula="of:=SUM([.D30]*100/110)" office:value-type="float" office:value="4909090.90909091">
            <text:p>4,909,091</text:p>
          </table:table-cell>
          <table:table-cell table:style-name="ce22" table:formula="of:=SUM([.E30]*0.1)" office:value-type="float" office:value="490909.090909091">
            <text:p>490,909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130">
            <text:p>130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31]*[.C31])" office:value-type="float" office:value="3250000">
            <text:p>3,250,000</text:p>
          </table:table-cell>
          <table:table-cell table:style-name="ce22" table:formula="of:=SUM([.D31]*100/110)" office:value-type="float" office:value="2954545.45454545">
            <text:p>2,954,545</text:p>
          </table:table-cell>
          <table:table-cell table:style-name="ce22" table:formula="of:=SUM([.E31]*0.1)" office:value-type="float" office:value="295454.545454545">
            <text:p>295,455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float" office:value="58">
            <text:p>58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32]*[.C32])" office:value-type="float" office:value="1450000">
            <text:p>1,450,000</text:p>
          </table:table-cell>
          <table:table-cell table:style-name="ce22" table:formula="of:=SUM([.D32]*100/110)" office:value-type="float" office:value="1318181.81818182">
            <text:p>1,318,182</text:p>
          </table:table-cell>
          <table:table-cell table:style-name="ce22" table:formula="of:=SUM([.E32]*0.1)" office:value-type="float" office:value="131818.181818182">
            <text:p>131,818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41">
            <text:p>41</text:p>
          </table:table-cell>
          <table:table-cell table:style-name="ce16" office:value-type="float" office:value="25000">
            <text:p>25,000</text:p>
          </table:table-cell>
          <table:table-cell table:style-name="ce22" table:formula="of:=SUM([.B33]*[.C33])" office:value-type="float" office:value="1025000">
            <text:p>1,025,000</text:p>
          </table:table-cell>
          <table:table-cell table:style-name="ce22" table:formula="of:=SUM([.D33]*100/110)" office:value-type="float" office:value="931818.181818182">
            <text:p>931,818</text:p>
          </table:table-cell>
          <table:table-cell table:style-name="ce22" table:formula="of:=SUM([.E33]*0.1)" office:value-type="float" office:value="93181.8181818182">
            <text:p>93,182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4]*[.C34])" office:value-type="float" office:value="0">
            <text:p>0</text:p>
          </table:table-cell>
          <table:table-cell table:style-name="ce22" table:formula="of:=SUM([.D34]*100/110)" office:value-type="float" office:value="0">
            <text:p>0</text:p>
          </table:table-cell>
          <table:table-cell table:style-name="ce22" table:formula="of:=SUM([.E34]*0.1)" office:value-type="float" office:value="0">
            <text:p>0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177">
            <text:p>177</text:p>
          </table:table-cell>
          <table:table-cell table:style-name="ce16" office:value-type="float" office:value="30000">
            <text:p>30,000</text:p>
          </table:table-cell>
          <table:table-cell table:style-name="ce22" table:formula="of:=SUM([.B35]*[.C35])" office:value-type="float" office:value="5310000">
            <text:p>5,310,000</text:p>
          </table:table-cell>
          <table:table-cell table:style-name="ce22" table:formula="of:=SUM([.D35]*100/110)" office:value-type="float" office:value="4827272.72727273">
            <text:p>4,827,273</text:p>
          </table:table-cell>
          <table:table-cell table:style-name="ce22" table:formula="of:=SUM([.E35]*0.1)" office:value-type="float" office:value="482727.272727273">
            <text:p>482,727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float" office:value="324">
            <text:p>324</text:p>
          </table:table-cell>
          <table:table-cell table:style-name="ce16" office:value-type="float" office:value="40000">
            <text:p>40,000</text:p>
          </table:table-cell>
          <table:table-cell table:style-name="ce22" table:formula="of:=SUM([.B36]*[.C36])" office:value-type="float" office:value="12960000">
            <text:p>12,960,000</text:p>
          </table:table-cell>
          <table:table-cell table:style-name="ce22" table:formula="of:=SUM([.D36]*100/110)" office:value-type="float" office:value="11781818.1818182">
            <text:p>11,781,818</text:p>
          </table:table-cell>
          <table:table-cell table:style-name="ce22" table:formula="of:=SUM([.E36]*0.1)" office:value-type="float" office:value="1178181.81818182">
            <text:p>1,178,182</text:p>
          </table:table-cell>
          <table:table-cell table:style-name="ce29" table:number-columns-repeated="1017"/>
          <table:table-cell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6" office:value-type="float" office:value="200">
            <text:p>200</text:p>
          </table:table-cell>
          <table:table-cell table:style-name="ce17" office:value-type="float" office:value="40000">
            <text:p>40,000</text:p>
          </table:table-cell>
          <table:table-cell table:style-name="ce23" table:formula="of:=SUM([.B37]*[.C37])" office:value-type="float" office:value="8000000">
            <text:p>8,000,000</text:p>
          </table:table-cell>
          <table:table-cell table:style-name="ce26" table:formula="of:=SUM([.D37]*100/110)" office:value-type="float" office:value="7272727.27272727">
            <text:p>7,272,727</text:p>
          </table:table-cell>
          <table:table-cell table:style-name="ce26" table:formula="of:=SUM([.E37]*0.1)" office:value-type="float" office:value="727272.727272727">
            <text:p>727,273</text:p>
          </table:table-cell>
          <table:table-cell table:style-name="ce29" table:number-columns-repeated="1017"/>
          <table:table-cell/>
        </table:table-row>
        <table:table-row table:style-name="ro4">
          <table:table-cell table:style-name="ce7" office:value-type="string">
            <text:p>JML</text:p>
          </table:table-cell>
          <table:table-cell table:style-name="ce12" table:formula="of:=SUM([.B7:.B37])" office:value-type="float" office:value="6455">
            <text:p>6,455</text:p>
          </table:table-cell>
          <table:table-cell table:style-name="ce12"/>
          <table:table-cell table:style-name="ce24" table:formula="of:=SUM([.D7:.D37])" office:value-type="float" office:value="218510000">
            <text:p>218,510,000</text:p>
          </table:table-cell>
          <table:table-cell table:style-name="ce24" table:formula="of:=SUM([.E7:.E37])" office:value-type="float" office:value="198645454.545455">
            <text:p>198,645,455</text:p>
          </table:table-cell>
          <table:table-cell table:style-name="ce27" table:formula="of:=SUM([.F7:.F37])" office:value-type="float" office:value="19864545.4545455">
            <text:p>19,864,545</text:p>
          </table:table-cell>
          <table:table-cell table:style-name="ce29" table:number-columns-repeated="1017"/>
          <table:table-cell/>
        </table:table-row>
        <table:table-row table:style-name="ro5">
          <table:table-cell table:style-name="ce8" table:number-columns-repeated="3"/>
          <table:table-cell table:number-columns-repeated="1021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number number:decimal-places="0" number:min-integer-digits="1" number:grouping="true"/>
      <style:map style:condition="value()&gt;=0" style:apply-style-name="N117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6799in" fo:margin-bottom="1.0799in" fo:margin-left="0.4598in" fo:margin-right="0.4799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2/01/2016</text:date>, <text:time>17:3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H_20_3_20_BRT" style:display-name="PageStyle_TH 3 B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1T17:39:36.33</dc:date>
    <meta:generator>OpenOffice.org/3.4.1$Win32 OpenOffice.org_project/341m1$Build-9593</meta:generator>
    <meta:editing-duration>PT8M22S</meta:editing-duration>
    <meta:editing-cycles>2</meta:editing-cycles>
    <meta:document-statistic meta:table-count="1" meta:cell-count="203" meta:object-count="0"/>
  </office:meta>
</office:document-meta>
</file>